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7.2424in" table:align="left" fo:keep-with-next="always"/>
    </style:style>
    <style:style style:name="Table9.A" style:family="table-column">
      <style:table-column-properties style:column-width="0.3931in"/>
    </style:style>
    <style:style style:name="Table9.B" style:family="table-column">
      <style:table-column-properties style:column-width="4.5278in"/>
    </style:style>
    <style:style style:name="Table9.C" style:family="table-column">
      <style:table-column-properties style:column-width="2.3215in"/>
    </style:style>
    <style:style style:name="Table9.1" style:family="table-row">
      <style:table-row-properties style:min-row-height="0.7875in"/>
    </style:style>
    <style:style style:name="Table9.A1" style:family="table-cell">
      <style:table-cell-properties fo:padding="0.0382in" fo:border="none"/>
    </style:style>
    <style:style style:name="Table9.C1" style:family="table-cell">
      <style:table-cell-properties style:vertical-align="" fo:padding="0.0382in" fo:border="none"/>
    </style:style>
    <style:style style:name="Table9.C2" style:family="table-cell">
      <style:table-cell-properties style:vertical-align="bottom" fo:padding="0.0382in" fo:border="none"/>
    </style:style>
    <style:style style:name="Table5" style:family="table">
      <style:table-properties style:width="7.2681in" style:rel-width="100%" fo:margin-left="0in" table:align="left" fo:keep-with-next="always"/>
    </style:style>
    <style:style style:name="Table5.A" style:family="table-column">
      <style:table-column-properties style:column-width="4.3597in" style:rel-column-width="6278*"/>
    </style:style>
    <style:style style:name="Table5.B" style:family="table-column">
      <style:table-column-properties style:column-width="2.9083in" style:rel-column-width="4188*"/>
    </style:style>
    <style:style style:name="Table5.1" style:family="table-row">
      <style:table-row-properties style:row-height="0.0403in"/>
    </style:style>
    <style:style style:name="Table5.A1" style:family="table-cell">
      <style:table-cell-properties style:vertical-align="middle" fo:padding="0.0201in" fo:border="none"/>
    </style:style>
    <style:style style:name="Table5.B1" style:family="table-cell">
      <style:table-cell-properties fo:padding="0.0201in" fo:border="none"/>
    </style:style>
    <style:style style:name="Table5.2" style:family="table-row">
      <style:table-row-properties style:min-row-height="0.0042in"/>
    </style:style>
    <style:style style:name="Table5.B2" style:family="table-cell">
      <style:table-cell-properties fo:padding="0.0201in" fo:border="none"/>
    </style:style>
    <style:style style:name="Table5.A3" style:family="table-cell">
      <style:table-cell-properties style:vertical-align="" fo:padding="0.0201in" fo:border="none"/>
    </style:style>
    <style:style style:name="Table5.B3" style:family="table-cell">
      <style:table-cell-properties fo:padding="0.0201in" fo:border="none"/>
    </style:style>
    <style:style style:name="Table5.B4" style:family="table-cell">
      <style:table-cell-properties fo:padding="0.0201in" fo:border="none"/>
    </style:style>
    <style:style style:name="Table5.B5" style:family="table-cell">
      <style:table-cell-properties fo:padding="0.0201in" fo:border="none"/>
    </style:style>
    <style:style style:name="Table5.B6" style:family="table-cell">
      <style:table-cell-properties fo:padding="0.0201in" fo:border="none"/>
    </style:style>
    <style:style style:name="Table5.B7" style:family="table-cell">
      <style:table-cell-properties fo:padding="0.0201in" fo:border="none"/>
    </style:style>
    <style:style style:name="Table5.A8" style:family="table-cell">
      <style:table-cell-properties style:vertical-align="bottom" fo:padding="0.0201in" fo:border="none"/>
    </style:style>
    <style:style style:name="Table5.B8" style:family="table-cell">
      <style:table-cell-properties fo:padding="0.0201in" fo:border="none"/>
    </style:style>
    <style:style style:name="Table3" style:family="table">
      <style:table-properties style:width="7.269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778in" style:rel-column-width="4310*"/>
    </style:style>
    <style:style style:name="Table3.B" style:family="table-column">
      <style:table-column-properties style:column-width="2.9215in" style:rel-column-width="26336*"/>
    </style:style>
    <style:style style:name="Table3.C" style:family="table-column">
      <style:table-column-properties style:column-width="0.684in" style:rel-column-width="6166*"/>
    </style:style>
    <style:style style:name="Table3.D" style:family="table-column">
      <style:table-column-properties style:column-width="0.8688in" style:rel-column-width="7831*"/>
    </style:style>
    <style:style style:name="Table3.E" style:family="table-column">
      <style:table-column-properties style:column-width="0.6951in" style:rel-column-width="6267*"/>
    </style:style>
    <style:style style:name="Table3.F" style:family="table-column">
      <style:table-column-properties style:column-width="0.8063in" style:rel-column-width="7267*"/>
    </style:style>
    <style:style style:name="Table3.G" style:family="table-column">
      <style:table-column-properties style:column-width="0.816in" style:rel-column-width="7358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G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7.2674in" fo:margin-left="0in" fo:margin-right="0.0007in" table:align="margins"/>
    </style:style>
    <style:style style:name="Table6.A" style:family="table-column">
      <style:table-column-properties style:column-width="5.7472in" style:rel-column-width="51825*"/>
    </style:style>
    <style:style style:name="Table6.B" style:family="table-column">
      <style:table-column-properties style:column-width="1.5201in" style:rel-column-width="13710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" style:family="table">
      <style:table-properties style:width="7.2715in" fo:margin-left="0in" fo:margin-right="-0.0035in" table:align="margins" fo:keep-with-next="always" style:may-break-between-rows="true"/>
    </style:style>
    <style:style style:name="Table1.A" style:family="table-column">
      <style:table-column-properties style:column-width="0.4778in" style:rel-column-width="4305*"/>
    </style:style>
    <style:style style:name="Table1.B" style:family="table-column">
      <style:table-column-properties style:column-width="2.6722in" style:rel-column-width="24083*"/>
    </style:style>
    <style:style style:name="Table1.C" style:family="table-column">
      <style:table-column-properties style:column-width="0.709in" style:rel-column-width="6390*"/>
    </style:style>
    <style:style style:name="Table1.D" style:family="table-column">
      <style:table-column-properties style:column-width="0.7097in" style:rel-column-width="6396*"/>
    </style:style>
    <style:style style:name="Table1.E" style:family="table-column">
      <style:table-column-properties style:column-width="0.5903in" style:rel-column-width="5319*"/>
    </style:style>
    <style:style style:name="Table1.G" style:family="table-column">
      <style:table-column-properties style:column-width="0.7042in" style:rel-column-width="6346*"/>
    </style:style>
    <style:style style:name="Table1.H" style:family="table-column">
      <style:table-column-properties style:column-width="0.7in" style:rel-column-width="6306*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1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1.A4" style:family="table-cell">
      <style:table-cell-properties style:vertical-align="middle" fo:padding="0.0382in" fo:border="none"/>
    </style:style>
    <style:style style:name="Table1.A5" style:family="table-cell">
      <style:table-cell-properties style:vertical-align="middle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Table1.7" style:family="table-row">
      <style:table-row-properties fo:keep-together="always"/>
    </style:style>
    <style:style style:name="Table1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2" style:family="table">
      <style:table-properties style:width="7.2674in" fo:margin-left="0in" fo:margin-right="0.0007in" table:align="margins"/>
    </style:style>
    <style:style style:name="Table12.A" style:family="table-column">
      <style:table-column-properties style:column-width="5.8778in" style:rel-column-width="53004*"/>
    </style:style>
    <style:style style:name="Table12.B" style:family="table-column">
      <style:table-column-properties style:column-width="1.3896in" style:rel-column-width="12531*"/>
    </style:style>
    <style:style style:name="Table12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1" style:family="table">
      <style:table-properties style:width="7.2674in" fo:margin-left="0in" fo:margin-right="0.0007in" table:align="margins"/>
    </style:style>
    <style:style style:name="Table11.A" style:family="table-column">
      <style:table-column-properties style:column-width="2.5597in" style:rel-column-width="23082*"/>
    </style:style>
    <style:style style:name="Table11.B" style:family="table-column">
      <style:table-column-properties style:column-width="1.2597in" style:rel-column-width="11359*"/>
    </style:style>
    <style:style style:name="Table11.C" style:family="table-column">
      <style:table-column-properties style:column-width="3.4479in" style:rel-column-width="31094*"/>
    </style:style>
    <style:style style:name="Table11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1.A2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3028in" style:rel-column-width="1728*"/>
    </style:style>
    <style:style style:name="Table7.D" style:family="table-column">
      <style:table-column-properties style:column-width="2.0313in" style:rel-column-width="2694*"/>
    </style:style>
    <style:style style:name="Table7.E" style:family="table-column">
      <style:table-column-properties style:column-width="1.4326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="none">
        <style:background-image/>
      </style:table-cell-properties>
    </style:style>
    <style:style style:name="Table7.A2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4.3" style:family="table-row">
      <style:table-row-properties style:min-row-height="0.2444in" fo:keep-together="always"/>
    </style:style>
    <style:style style:name="Table10" style:family="table">
      <style:table-properties style:width="7.2681in" table:align="margins" style:may-break-between-rows="false"/>
    </style:style>
    <style:style style:name="Table10.A" style:family="table-column">
      <style:table-column-properties style:column-width="7.2681in" style:rel-column-width="65535*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="0.0382in" fo:border="none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7.2681in" style:rel-width="100%" fo:margin-left="0in" table:align="left" style:may-break-between-rows="false"/>
    </style:style>
    <style:style style:name="Table8.A" style:family="table-column">
      <style:table-column-properties style:column-width="3.634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3" style:family="table-row">
      <style:table-row-properties style:min-row-height="0.2479in" fo:keep-together="always"/>
    </style:style>
    <style:style style:name="Table8.A4" style:family="table-cell">
      <style:table-cell-properties style:vertical-align="bottom" fo:padding="0.0382in" fo:border="none"/>
    </style:style>
    <style:style style:name="Table8.A5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1de054" officeooo:paragraph-rsid="0104c185" style:font-name-asian="Arial1" style:font-size-asian="5.25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77f120" officeooo:paragraph-rsid="00f7df8b" style:font-name-asian="Microsoft YaHei" style:font-size-asian="5.25pt" style:font-weight-asian="normal" style:font-name-complex="Mangal" style:font-size-complex="6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5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13080e7" officeooo:paragraph-rsid="013080e7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fo:font-weight="bold" officeooo:paragraph-rsid="013080e7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1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122da3c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122da3c" style:font-name-asian="Arial1" style:font-size-asian="8pt" style:font-weight-asian="normal" style:font-name-complex="Arial1" style:font-size-complex="8pt" style:font-weight-complex="normal"/>
    </style:style>
    <style:style style:name="P1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122da3c" style:font-name-asian="Arial1" style:font-size-asian="8pt" style:font-weight-asian="normal" style:font-name-complex="Arial1" style:font-size-complex="8pt" style:font-weight-complex="normal"/>
    </style:style>
    <style:style style:name="P2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122da3c" officeooo:paragraph-rsid="0122da3c" style:font-name-asian="Arial1" style:font-size-asian="8pt" style:font-weight-asian="normal" style:font-name-complex="Arial1" style:font-size-complex="8pt" style:font-weight-complex="normal"/>
    </style:style>
    <style:style style:name="P22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2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2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2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2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122da3c" style:font-name-asian="Arial1" style:font-size-asian="8pt" style:font-weight-asian="normal" style:font-name-complex="Arial1" style:font-size-complex="8pt" style:font-weight-complex="normal"/>
    </style:style>
    <style:style style:name="P28" style:family="paragraph" style:parent-style-name="Table_20_Contents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9pt" style:text-underline-style="none" fo:font-weight="bold" officeooo:rsid="003bba78" officeooo:paragraph-rsid="012ef2e9" style:font-name-asian="DejaVu Sans Mono" style:font-size-asian="9pt" style:font-weight-asian="bold" style:font-name-complex="Lohit Hindi" style:font-size-complex="9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122da3c" style:font-name-asian="Microsoft YaHei" style:font-size-asian="9pt" style:font-name-complex="Mangal" style:font-size-complex="9pt"/>
    </style:style>
    <style:style style:name="P3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officeooo:paragraph-rsid="0122da3c" style:font-name-asian="Microsoft YaHei" style:font-size-asian="9pt" style:font-name-complex="Mangal" style:font-size-complex="9pt"/>
    </style:style>
    <style:style style:name="P35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36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122da3c" style:font-name-asian="Microsoft YaHei" style:font-size-asian="9pt" style:font-name-complex="Mangal" style:font-size-complex="9pt"/>
    </style:style>
    <style:style style:name="P3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38adc5" style:font-name-asian="Microsoft YaHei" style:font-size-asian="9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38adc5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122da3c" style:font-name-asian="Microsoft YaHei" style:font-size-asian="6pt" style:font-weight-asian="normal" style:font-name-complex="Mangal" style:font-size-complex="6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38adc5" style:font-name-asian="Microsoft YaHei" style:font-size-asian="6pt" style:font-weight-asian="normal" style:font-name-complex="Mangal" style:font-size-complex="6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38adc5" style:font-name-asian="Microsoft YaHei" style:font-size-asian="5.25pt" style:font-weight-asian="normal" style:font-name-complex="Mangal" style:font-size-complex="6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6pt" officeooo:paragraph-rsid="0122da3c" style:font-name-asian="Microsoft YaHei" style:font-size-asian="6pt" style:font-name-complex="Mangal" style:font-size-complex="6pt"/>
    </style:style>
    <style:style style:name="P49" style:family="paragraph" style:parent-style-name="Table_20_Contents">
      <style:paragraph-properties fo:text-align="start" style:justify-single-word="false"/>
      <style:text-properties style:font-name="Arial1" fo:font-size="9pt" fo:font-weight="bold" officeooo:rsid="006e0f31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50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2ef2e9" style:font-name-asian="DejaVu Sans Mono" style:font-size-asian="9pt" style:font-weight-asian="bold" style:font-name-complex="Lohit Hindi" style:font-size-complex="9pt" style:font-weight-complex="bold"/>
    </style:style>
    <style:style style:name="P53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12ef2e9" style:font-name-asian="DejaVu Sans Mono" style:font-size-asian="9pt" style:font-weight-asian="bold" style:font-name-complex="Lohit Hindi" style:font-size-complex="9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bold" officeooo:rsid="007cdda9" officeooo:paragraph-rsid="00c825dc" style:font-name-asian="Microsoft YaHei" style:font-size-asian="6pt" style:font-weight-asian="bold" style:font-name-complex="Mangal" style:font-size-complex="6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38adc5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38adc5" style:font-name-asian="Microsoft YaHei" style:font-size-asian="5.25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5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5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6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1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2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3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2d2e7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12f3f8f" style:font-name-asian="Microsoft YaHei" style:font-size-asian="10pt" style:font-weight-asian="bold" style:font-name-complex="Mangal" style:font-size-complex="10pt" style:font-weight-complex="bold"/>
    </style:style>
    <style:style style:name="P6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6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6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6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1079b3e" style:font-name-asian="Microsoft YaHei" style:font-size-asian="12pt" style:font-weight-asian="bold" style:font-name-complex="Mangal" style:font-size-complex="12pt" style:font-weight-complex="bold"/>
    </style:style>
    <style:style style:name="P7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7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7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11de054" officeooo:paragraph-rsid="0103a27b" style:font-name-asian="Microsoft YaHei" style:font-size-asian="6pt" style:font-weight-asian="normal" style:font-name-complex="Mangal" style:font-size-complex="6pt" style:font-weight-complex="normal"/>
    </style:style>
    <style:style style:name="P7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77f120" officeooo:paragraph-rsid="00f0ddaf" style:font-name-asian="Microsoft YaHei" style:font-size-asian="5.25pt" style:font-weight-asian="normal" style:font-name-complex="Mangal" style:font-size-complex="6pt" style:font-weight-complex="normal"/>
    </style:style>
    <style:style style:name="P74" style:family="paragraph" style:parent-style-name="Table_20_Contents">
      <loext:graphic-properties draw:fill="none"/>
      <style:paragraph-properties fo:margin-left="0in" fo:margin-right="0in" fo:line-height="200%" fo:text-align="start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12ef2e9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fo:font-size="10pt" style:font-size-asian="10pt" style:font-size-complex="10pt"/>
    </style:style>
    <style:style style:name="P76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7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7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79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" fo:font-size="6pt" fo:language="en" fo:country="US" style:text-underline-style="none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80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" fo:font-size="6pt" fo:language="en" fo:country="US" style:text-underline-style="none" fo:font-weight="normal" officeooo:paragraph-rsid="0122da3c" style:font-name-asian="Microsoft YaHei" style:font-size-asian="6pt" style:font-weight-asian="normal" style:font-name-complex="Mangal" style:font-size-complex="6pt" style:font-weight-complex="normal"/>
    </style:style>
    <style:style style:name="P81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82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8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style:text-underline-style="none" fo:font-weight="normal" officeooo:rsid="0051aeb5" officeooo:paragraph-rsid="0138adc5" style:font-name-asian="Microsoft YaHei" style:font-size-asian="6pt" style:font-weight-asian="normal" style:font-name-complex="Mangal" style:font-size-complex="6pt" style:font-weight-complex="normal"/>
    </style:style>
    <style:style style:name="P84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12041c6" style:font-name-asian="Microsoft YaHei" style:font-size-asian="9pt" style:font-name-complex="Mangal" style:font-size-complex="9pt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12041c6" style:font-name-asian="Microsoft YaHei" style:font-size-asian="9pt" style:font-name-complex="Mangal" style:font-size-complex="9pt"/>
    </style:style>
    <style:style style:name="P89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9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91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92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122da3c" style:font-name-asian="Microsoft YaHei" style:font-size-asian="9pt" style:font-weight-asian="bold" style:font-name-complex="Mangal" style:font-size-complex="9pt" style:font-weight-complex="bold"/>
    </style:style>
    <style:style style:name="P9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94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95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122da3c" style:font-name-asian="Arial1" style:font-size-asian="9pt" style:font-weight-asian="bold" style:font-name-complex="Arial1" style:font-size-complex="9pt" style:font-weight-complex="bold"/>
    </style:style>
    <style:style style:name="P96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9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9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9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10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10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10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10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10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105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1" fo:font-size="8pt" style:text-underline-style="none" fo:font-weight="normal" officeooo:rsid="008b43d4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106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107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108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09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122da3c" style:font-name-asian="Microsoft YaHei" style:font-size-asian="9pt" style:font-name-complex="Mangal" style:font-size-complex="9pt"/>
    </style:style>
    <style:style style:name="P110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111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122da3c" style:font-name-asian="Microsoft YaHei" style:font-size-asian="9pt" style:font-name-complex="Mangal" style:font-size-complex="9pt"/>
    </style:style>
    <style:style style:name="P112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113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122da3c" style:font-name-asian="Microsoft YaHei" style:font-size-asian="9pt" style:font-name-complex="Mangal" style:font-size-complex="9pt"/>
    </style:style>
    <style:style style:name="P114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15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116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122da3c" style:font-name-asian="Microsoft YaHei" style:font-size-asian="9pt" style:font-name-complex="Mangal" style:font-size-complex="9pt"/>
    </style:style>
    <style:style style:name="P117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1642d0a" style:font-name-asian="Microsoft YaHei" style:font-size-asian="9pt" style:font-name-complex="Mangal" style:font-size-complex="9pt"/>
    </style:style>
    <style:style style:name="P118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119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122da3c" style:font-name-asian="Microsoft YaHei" style:font-size-asian="6pt" style:font-name-complex="Mangal" style:font-size-complex="6pt"/>
    </style:style>
    <style:style style:name="P120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21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22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122da3c" style:font-name-asian="Microsoft YaHei" style:font-size-asian="6pt" style:font-name-complex="Mangal" style:font-size-complex="6pt"/>
    </style:style>
    <style:style style:name="P123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122da3c" style:font-name-asian="Microsoft YaHei" style:font-size-asian="6pt" style:font-name-complex="Mangal" style:font-size-complex="6pt"/>
    </style:style>
    <style:style style:name="P124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25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122da3c" style:font-name-asian="Microsoft YaHei" style:font-size-asian="9pt" style:font-weight-asian="normal" style:font-name-complex="Mangal" style:font-size-complex="9pt" style:font-weight-complex="normal"/>
    </style:style>
    <style:style style:name="P126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128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129" style:family="paragraph" style:parent-style-name="Standard">
      <style:text-properties officeooo:paragraph-rsid="010f5227"/>
    </style:style>
    <style:style style:name="P130" style:family="paragraph" style:parent-style-name="Standard">
      <style:text-properties officeooo:paragraph-rsid="012041c6"/>
    </style:style>
    <style:style style:name="P131" style:family="paragraph" style:parent-style-name="Standard">
      <style:paragraph-properties fo:text-align="end" style:justify-single-word="false"/>
      <style:text-properties fo:font-size="9pt" fo:font-weight="bold" officeooo:rsid="017ed9d5" officeooo:paragraph-rsid="0183afe8" style:font-size-asian="9pt" style:font-weight-asian="bold" style:font-size-complex="9pt" style:font-weight-complex="bold"/>
    </style:style>
    <style:style style:name="P132" style:family="paragraph" style:parent-style-name="Standard">
      <style:text-properties style:font-name="Arial1" fo:font-size="6pt" style:font-size-asian="6pt" style:font-size-complex="6pt"/>
    </style:style>
    <style:style style:name="P133" style:family="paragraph" style:parent-style-name="Standard">
      <style:text-properties style:font-name="Arial1" fo:font-size="6pt" officeooo:paragraph-rsid="0122da3c" style:font-size-asian="6pt" style:font-size-complex="6pt"/>
    </style:style>
    <style:style style:name="P134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135" style:family="paragraph" style:parent-style-name="Table_20_Contents">
      <style:paragraph-properties fo:margin-top="0in" fo:margin-bottom="0in" loext:contextual-spacing="false" fo:line-height="115%" fo:text-align="start" style:justify-single-word="false" fo:keep-together="always" fo:keep-with-next="always"/>
      <style:text-properties style:font-name="Arial1" fo:font-size="8pt" style:text-underline-style="none" fo:font-weight="normal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style:text-underline-style="none" fo:font-weight="normal" officeooo:rsid="010d8f78" style:font-name-asian="Microsoft YaHei" style:font-weight-asian="normal" style:font-name-complex="Mangal" style:font-weight-complex="normal"/>
    </style:style>
    <style:style style:name="T4" style:family="text">
      <style:text-properties style:text-underline-style="none" fo:font-weight="normal" officeooo:rsid="0059a260" style:font-weight-asian="normal" style:font-weight-complex="normal"/>
    </style:style>
    <style:style style:name="T5" style:family="text">
      <style:text-properties style:text-underline-style="none" officeooo:rsid="0077f120"/>
    </style:style>
    <style:style style:name="T6" style:family="text">
      <style:text-properties style:text-underline-style="none" officeooo:rsid="0059a260"/>
    </style:style>
    <style:style style:name="T7" style:family="text">
      <style:text-properties officeooo:rsid="002460c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ac69fe" style:font-weight-asian="normal" style:font-weight-complex="normal"/>
    </style:style>
    <style:style style:name="T10" style:family="text">
      <style:text-properties fo:font-weight="normal" officeooo:rsid="00fd8749" style:font-weight-asian="normal" style:font-weight-complex="normal"/>
    </style:style>
    <style:style style:name="T11" style:family="text">
      <style:text-properties fo:font-weight="normal" style:font-name-asian="Microsoft YaHei" style:font-weight-asian="normal" style:font-name-complex="Mangal" style:font-weight-complex="normal"/>
    </style:style>
    <style:style style:name="T12" style:family="text">
      <style:text-properties fo:font-weight="normal" officeooo:rsid="007405a5" style:font-name-asian="Microsoft YaHei" style:font-weight-asian="normal" style:font-name-complex="Mangal" style:font-weight-complex="normal"/>
    </style:style>
    <style:style style:name="T13" style:family="text">
      <style:text-properties fo:font-weight="normal" officeooo:rsid="00587dcc" style:font-name-asian="Microsoft YaHei" style:font-weight-asian="normal" style:font-name-complex="Mang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text-underline-style="none" fo:font-weight="bold" officeooo:rsid="001bca69" style:font-name-asian="DejaVu Sans Mono" style:font-weight-asian="bold" style:font-name-complex="Lohit Hindi" style:font-weight-complex="bold"/>
    </style:style>
    <style:style style:name="T17" style:family="text">
      <style:text-properties style:font-name="Arial1" style:text-underline-style="none" officeooo:rsid="003bba78"/>
    </style:style>
    <style:style style:name="T18" style:family="text">
      <style:text-properties style:font-name="Arial1" officeooo:rsid="00fd8749"/>
    </style:style>
    <style:style style:name="T19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20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21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2" style:family="text">
      <style:text-properties style:font-name="Arial1" officeooo:rsid="011d9851"/>
    </style:style>
    <style:style style:name="T23" style:family="text">
      <style:text-properties style:font-name="Arial1" officeooo:rsid="0185b343"/>
    </style:style>
    <style:style style:name="T24" style:family="text">
      <style:text-properties style:font-name="Arial1" officeooo:rsid="012f9236"/>
    </style:style>
    <style:style style:name="T25" style:family="text">
      <style:text-properties officeooo:rsid="004520e6" style:font-name-asian="Microsoft YaHei" style:font-name-complex="Mangal"/>
    </style:style>
    <style:style style:name="T26" style:family="text">
      <style:text-properties officeooo:rsid="00587dcc" style:font-name-asian="Microsoft YaHei" style:font-name-complex="Mangal"/>
    </style:style>
    <style:style style:name="T27" style:family="text">
      <style:text-properties officeooo:rsid="007255bf"/>
    </style:style>
    <style:style style:name="T28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29" style:family="text">
      <style:text-properties fo:color="#000000" fo:font-style="normal" style:text-underline-style="none" officeooo:rsid="0046a399" style:font-style-asian="normal" style:font-style-complex="normal"/>
    </style:style>
    <style:style style:name="T30" style:family="text">
      <style:text-properties fo:font-size="6pt" style:font-size-asian="6pt" style:font-size-complex="6pt"/>
    </style:style>
    <style:style style:name="T31" style:family="text">
      <style:text-properties fo:font-size="6pt" fo:font-weight="normal" style:font-size-asian="6pt" style:font-weight-asian="normal" style:font-size-complex="6pt" style:font-weight-complex="normal"/>
    </style:style>
    <style:style style:name="T32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3" style:family="text">
      <style:text-properties officeooo:rsid="0086630b"/>
    </style:style>
    <style:style style:name="T34" style:family="text">
      <style:text-properties officeooo:rsid="01122dc7"/>
    </style:style>
    <style:style style:name="T35" style:family="text">
      <style:text-properties officeooo:rsid="00fd8749"/>
    </style:style>
    <style:style style:name="T36" style:family="text">
      <style:text-properties officeooo:rsid="00245a79"/>
    </style:style>
    <style:style style:name="T37" style:family="text">
      <style:text-properties officeooo:rsid="011f1a45"/>
    </style:style>
    <style:style style:name="T38" style:family="text">
      <style:text-properties officeooo:rsid="011fa42e"/>
    </style:style>
    <style:style style:name="T39" style:family="text">
      <style:text-properties officeooo:rsid="004b90b4"/>
    </style:style>
    <style:style style:name="T40" style:family="text">
      <style:text-properties style:font-name="Arial" style:text-underline-style="none" fo:font-weight="normal" officeooo:rsid="007521b0" style:font-name-asian="Microsoft YaHei" style:font-weight-asian="normal" style:font-name-complex="Mangal" style:font-weight-complex="normal"/>
    </style:style>
    <style:style style:name="T41" style:family="text">
      <style:text-properties style:font-name="Arial" fo:font-weight="normal" officeooo:rsid="0020f236" style:font-name-asian="Microsoft YaHei" style:font-weight-asian="normal" style:font-name-complex="Mangal" style:font-weight-complex="normal"/>
    </style:style>
    <style:style style:name="T42" style:family="text">
      <style:text-properties officeooo:rsid="001bca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/>
      <text:p text:style-name="P75"/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table:number-rows-spanned="2" office:value-type="string">
              <text:p text:style-name="P68"/>
            </table:table-cell>
            <table:table-cell table:style-name="Table9.A1" table:number-rows-spanned="2" office:value-type="string">
              <text:p text:style-name="P69"><text:span text:style-name="T30"><text:text-input text:description="&lt;setLang(o.partner_id.lang or 'en_US')&gt;">set locale</text:text-input></text:span><text:text-input text:description="&lt;o.partner_id.name or ''&gt;">Partner Name</text:text-input></text:p>
              <text:p text:style-name="P58"><text:text-input text:description="&lt;o.partner_id.street or ''&gt;">Partner street</text:text-input></text:p>
              <text:p text:style-name="P67"><text:text-input text:description="&lt;if test=&quot;o.partner_id.street2&quot;&gt;">if street2</text:text-input></text:p>
              <text:p text:style-name="P60"><text:text-input text:description="&lt;o.partner_id.street2 or ''&gt;">Partner street 2</text:text-input></text:p>
              <text:p text:style-name="P67"><text:text-input text:description="&lt;/if&gt;">end if</text:text-input></text:p>
              <text:p text:style-name="P57"><text:text-input text:description="&lt;o.partner_id.zip or ''&gt;">ZipCode</text:text-input><text:s/><text:text-input text:description="&lt;o.partner_id.city or ''&gt;">City</text:text-input></text:p>
              <text:p text:style-name="P81"><text:text-input text:description="&lt;o.partner_id.country_id.name or ''&gt;">Country</text:text-input></text:p>
              <text:p text:style-name="P59"/>
            </table:table-cell>
            <table:table-cell table:style-name="Table9.C1" office:value-type="string">
              <text:p text:style-name="P61"><text:span text:style-name="T32"><text:text-input text:description="&lt;if test=&quot;o.partner_id.is_company and o.partner_id.vat&quot;&gt;">if company and vat</text:text-input></text:span><text:span text:style-name="T35"><text:text-input text:description="&lt;_(&quot;VAT no.&quot;)&gt;">VAT no.</text:text-input></text:span><text:span text:style-name="T10">:</text:span><text:span text:style-name="T36"> </text:span><text:span text:style-name="T18"><text:text-input text:description="&lt;(o.partner_id.vat.replace('HR','') or '')&gt;">VAT</text:text-input></text:span><text:span text:style-name="T19"><text:text-input text:description="&lt;/if&gt;">end if</text:text-input></text:span></text:p>
              <text:p text:style-name="P62"><text:span text:style-name="T20"><text:text-input text:description="&lt;if test=&quot;not o.partner_id.is_company and o.partner_id.vat&quot;&gt;">if company and vat</text:text-input></text:span><text:span text:style-name="T22"><text:text-input text:description="&lt;_(&quot;PID&quot;)&gt;">PID</text:text-input></text:span><text:span text:style-name="T19">:</text:span><text:span text:style-name="T21"> </text:span><text:span text:style-name="T18"><text:text-input text:description="&lt;(o.partner_id.vat.replace('HR','') or '')&gt;">VAT</text:text-input></text:span><text:span text:style-name="T19"><text:text-input text:description="&lt;/if&gt;">end if</text:text-input></text:span></text:p>
              <text:p text:style-name="P63"><text:span text:style-name="T20"><text:text-input text:description="&lt;if test=&quot;o.company_id and o.company_id.country_id and o.company_id.country_id.code == 'BA'&quot;&gt;">if company == BA</text:text-input></text:span><text:span text:style-name="T24"><text:text-input text:description="&lt;_(&quot;PDV br.:&quot;)&gt;">PDV br.:</text:text-input></text:span><text:span text:style-name="T19">:</text:span><text:span text:style-name="T21"> </text:span><text:span text:style-name="T18"><text:text-input text:description="&lt;(o.partner_id.tax or '')&gt;">TAX</text:text-input></text:span><text:span text:style-name="T19"><text:text-input text:description="&lt;/if&gt;">end if</text:text-input></text:span></text:p>
            </table:table-cell>
          </table:table-row>
        </table:table-header-rows>
        <table:table-row table:style-name="Table9.1">
          <table:covered-table-cell/>
          <table:covered-table-cell/>
          <table:table-cell table:style-name="Table9.C2" office:value-type="string">
            <text:p text:style-name="P52"><text:span text:style-name="T39"><text:text-input text:description="&lt;_(&quot;Issue date, time and place&quot;)&gt;">Issue date, time and place</text:text-input></text:span><text:span text:style-name="T39">:</text:span></text:p>
            <text:p text:style-name="P52"><text:span text:style-name="T40"><text:text-input text:description="&lt;formatLang(o.invoicing_datetime or '',date_time=True)&gt;">invoicing_datetime</text:text-input></text:span><text:span text:style-name="T12">, </text:span><text:span text:style-name="T41"><text:text-input text:description="&lt;company.partner_id.city&gt;">City</text:text-input></text:span></text:p>
            <text:p text:style-name="P53"><text:span text:style-name="T26"><text:text-input text:description="&lt;_(&quot;Invoice date&quot;)&gt;">Invoice date</text:text-input></text:span><text:span text:style-name="T26">:</text:span><text:span text:style-name="T13"> </text:span><text:span text:style-name="T13"><text:text-input text:description="&lt;formatLang(o.date_invoice or '',date=True)&gt;">date_invoice</text:text-input></text:span></text:p>
            <text:p text:style-name="P28"><text:span text:style-name="T42"><text:text-input text:description="&lt;_(&quot;Delivery date&quot;)&gt;">Delivery date</text:text-input></text:span><text:span text:style-name="T42">: </text:span><text:span text:style-name="T11"><text:text-input text:description="&lt;formatLang(o.date_delivery or '',date=True)&gt;">Date Delivery</text:text-input></text:span></text:p>
            <text:p text:style-name="P74"><text:span text:style-name="T16"><text:text-input text:description="&lt;_(&quot;Due date&quot;)&gt;">Due date</text:text-input></text:span><text:span text:style-name="T16">: </text:span><text:span text:style-name="T17"><text:text-input text:description="&lt;formatLang(o.date_due or '',date=True)&gt;">Date Due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2"/>
          </table:table-cell>
          <table:table-cell table:style-name="Table5.B8" table:number-rows-spanned="8" office:value-type="string">
            <text:p text:style-name="P38"/>
            <text:p text:style-name="P38"><text:span text:style-name="T31"><text:text-input text:description="&lt;if test=&quot;len(o.payment_term.line_ids or '')&gt;1&quot; &gt;">test payment terms</text:text-input></text:span><text:span text:style-name="T8"><text:s/></text:span></text:p>
            <text:p text:style-name="P40"><text:text-input text:description="&lt;for each=&quot;payment_line in o.payment_term.line_ids&quot;&gt;">For Payment Term</text:text-input></text:p>
            <text:p text:style-name="P45"><text:text-input text:description="&lt;if test=&quot;payment_line.value in ['balance','procent']&quot; &gt;">if percent or balance</text:text-input></text:p>
            <text:p text:style-name="P38"><text:span text:style-name="T9"><text:tab/></text:span><text:span text:style-name="T9"><text:text-input text:description="&lt;formatLang(add_date(o.date_invoice ,payment_line.days) or '',date=True)&gt;">Deadline</text:text-input></text:span><text:span text:style-name="T9"> - </text:span><text:span text:style-name="T8"><text:text-input text:description="&lt;formatLang(o.amount_total * payment_line.value_amount, digits=2) or ''&gt;">Amount</text:text-input></text:span><text:span text:style-name="T8"><text:s/></text:span><text:span text:style-name="T8"><text:text-input text:description="&lt;objects.currency_id.name or ''&gt;">curr</text:text-input></text:span><text:span text:style-name="T8"><text:s/></text:span><text:span text:style-name="T9">(</text:span><text:span text:style-name="T9"><text:text-input text:description="&lt;formatLang(payment_line.value_amount * 100.00, digits=2) or '' &gt;">Percent</text:text-input></text:span><text:span text:style-name="T9">%) </text:span></text:p>
            <text:p text:style-name="P55"><text:text-input text:description="&lt;/if&gt;">end if</text:text-input></text:p>
            <text:p text:style-name="P56"><text:text-input text:description="&lt;if test=&quot;payment_line.value in ['fixed']&quot; &gt;">if fixed</text:text-input></text:p>
            <text:p text:style-name="P38"><text:span text:style-name="T9"><text:tab/></text:span><text:span text:style-name="T9"><text:text-input text:description="&lt;formatLang(add_date(o.date_invoice ,payment_line.days) or '',date=True)&gt;">Deadline</text:text-input></text:span><text:span text:style-name="T9"> - </text:span><text:span text:style-name="T8"><text:text-input text:description="&lt;formatLang(payment_line.value_amount, digits=2) or ''&gt;">Amount</text:text-input></text:span><text:span text:style-name="T8"><text:s/></text:span><text:span text:style-name="T8"><text:text-input text:description="&lt;objects.currency_id.name or ''&gt;">curr</text:text-input></text:span><text:span text:style-name="T8"><text:s/></text:span></text:p>
            <text:p text:style-name="P55"><text:text-input text:description="&lt;/if&gt;">end if</text:text-input></text:p>
            <text:p text:style-name="P43"><text:text-input text:description="&lt;/for&gt;">end For Payment Term</text:text-input></text:p>
            <text:p text:style-name="P83"><text:text-input text:description="&lt;/if&gt;">end test</text:text-input></text:p>
          </table:table-cell>
        </table:table-row>
        <table:table-row table:style-name="Table5.2">
          <table:table-cell table:style-name="Table5.A1" office:value-type="string">
            <text:p text:style-name="P82"><text:text-input text:description="&lt;if test=&quot;o.origin&quot;&gt;">test</text:text-input></text:p>
          </table:table-cell>
          <table:covered-table-cell/>
        </table:table-row>
        <table:table-row table:style-name="Table5.2">
          <table:table-cell table:style-name="Table5.A3" office:value-type="string">
            <text:p text:style-name="P126"><text:text-input text:description="&lt;_(&quot;VAR Ref.:&quot;)&gt;">VAR Ref.:</text:text-input><text:s/><text:text-input text:description="&lt;o.origin or ''&gt;">order_number</text:text-input></text:p>
          </table:table-cell>
          <table:covered-table-cell/>
        </table:table-row>
        <table:table-row table:style-name="Table5.2">
          <table:table-cell table:style-name="Table5.A1" office:value-type="string">
            <text:p text:style-name="P78"><text:span text:style-name="T29"><text:text-input text:description="&lt;/if&gt;">endtest</text:text-input></text:span><text:span text:style-name="T28"><text:s/></text:span></text:p>
          </table:table-cell>
          <table:covered-table-cell/>
        </table:table-row>
        <table:table-row>
          <table:table-cell table:style-name="Table5.A1" office:value-type="string">
            <text:p text:style-name="P65"><text:text-input text:description="&lt;if test=&quot;o.description2&quot;&gt;">test</text:text-input></text:p>
          </table:table-cell>
          <table:covered-table-cell/>
        </table:table-row>
        <table:table-row>
          <table:table-cell table:style-name="Table5.A1" office:value-type="string">
            <text:p text:style-name="P3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66"><text:text-input text:description="&lt;/if&gt;">endtest</text:text-input></text:p>
          </table:table-cell>
          <table:covered-table-cell/>
        </table:table-row>
        <table:table-row>
          <table:table-cell table:style-name="Table5.A8" office:value-type="string">
            <text:p text:style-name="P64"><text:span text:style-name="T27"><text:text-input text:description="&lt; o.state in ['proforma', 'proforma2'] and _(&quot;Proforma invoice number&quot;) or _(&quot;Invoice number&quot;) &gt;">Invoice number</text:text-input></text:span><text:span text:style-name="T27">:</text:span> <text:span text:style-name="T5"><text:text-input text:description="&lt;(o.number or '')&gt;">number</text:text-input></text:span></text:p>
          </table:table-cell>
          <table:covered-table-cell/>
        </table:table-row>
      </table:table>
      <text:p text:style-name="P79"><text:text-input text:description="&lt;if test=&quot;company.partner_id.country_id.code not in ['BA']&quot; &gt;">if no PDV in items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0"><text:text-input text:description="&lt;_(&quot;Item&quot;)&gt;">Item</text:text-input></text:p>
          </table:table-cell>
          <table:table-cell table:style-name="Table3.B1" office:value-type="string">
            <text:p text:style-name="P8"><text:text-input text:description="&lt;_(&quot;Product&quot;)&gt;">Product</text:text-input></text:p>
          </table:table-cell>
          <table:table-cell table:style-name="Table3.B1" office:value-type="string">
            <text:p text:style-name="P10"><text:text-input text:description="&lt;_(&quot;Qty&quot;)&gt;">Qty</text:text-input></text:p>
          </table:table-cell>
          <table:table-cell table:style-name="Table3.B1" office:value-type="string">
            <text:p text:style-name="P12"><text:text-input text:description="&lt;_(&quot;Unit price&quot;)&gt;">Unit price</text:text-input></text:p>
          </table:table-cell>
          <table:table-cell table:style-name="Table3.B1" office:value-type="string">
            <text:p text:style-name="P24"><text:text-input text:description="&lt;_(&quot;Total&quot;)&gt;">Total</text:text-input></text:p>
          </table:table-cell>
          <table:table-cell table:style-name="Table3.B1" office:value-type="string">
            <text:p text:style-name="P10"><text:text-input text:description="&lt;_(&quot;Disc.&quot;)&gt;">Disc.</text:text-input></text:p>
          </table:table-cell>
          <table:table-cell table:style-name="Table3.G1" office:value-type="string">
            <text:p text:style-name="P12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B2" office:value-type="string">
            <text:p text:style-name="P16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7"><text:text-input text:description="&lt;objects.currency_id.name or ''&gt;">curr</text:text-input></text:p>
          </table:table-cell>
          <table:table-cell table:style-name="Table3.B2" office:value-type="string">
            <text:p text:style-name="P26"><text:text-input text:description="&lt;objects.currency_id.name or ''&gt;">curr</text:text-input></text:p>
          </table:table-cell>
          <table:table-cell table:style-name="Table3.B2" office:value-type="string">
            <text:p text:style-name="P19">%</text:p>
          </table:table-cell>
          <table:table-cell table:style-name="Table3.G2" office:value-type="string">
            <text:p text:style-name="P17"><text:text-input text:description="&lt;objects.currency_id.name or ''&gt;">curr</text:text-input></text:p>
          </table:table-cell>
        </table:table-row>
        <table:table-row>
          <table:table-cell table:style-name="Table3.A3" table:number-columns-spanned="7" office:value-type="string">
            <text:p text:style-name="P46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7" office:value-type="string">
            <text:p text:style-name="P2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7" office:value-type="string">
            <text:p text:style-name="P4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7" office:value-type="string">
            <text:p text:style-name="P41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108"><text:text-input text:description="&lt;str(o.invoice_line._ids.index(line.id)+1)&gt;">rbr</text:text-input>.</text:p>
          </table:table-cell>
          <table:table-cell table:style-name="Table3.A7" office:value-type="string">
            <text:p text:style-name="P118"><text:text-input text:description="&lt;if test=&quot;line.product_id.description&quot;&gt;">test_description</text:text-input></text:p>
            <text:p text:style-name="P110"><text:text-input text:description="&lt;line.product_id.description or ''&gt;">Product Name</text:text-input><text:span text:style-name="T33"><text:text-input text:description=""/></text:span></text:p>
            <text:p text:style-name="P120"><text:text-input text:description="&lt;/if&gt;">end_test</text:text-input></text:p>
            <text:p text:style-name="P121"><text:text-input text:description="&lt;if test=&quot;line.name&quot;&gt;">test_name</text:text-input></text:p>
            <text:p text:style-name="P112"><text:text-input text:description="&lt;line.name or ''&gt;">line_description</text:text-input></text:p>
            <text:p text:style-name="P120"><text:text-input text:description="&lt;/if&gt;">end_test</text:text-input></text:p>
          </table:table-cell>
          <table:table-cell table:style-name="Table3.A7" office:value-type="string">
            <text:p text:style-name="P124"><text:text-input text:description="&lt;formatLang(line.quantity, digits=2) or ''&gt;">qty</text:text-input><text:s/><text:text-input text:description="&lt;line.uom_id.name or ''&gt;">uom</text:text-input></text:p>
          </table:table-cell>
          <table:table-cell table:style-name="Table3.A7" office:value-type="string">
            <text:p text:style-name="P114"><text:text-input text:description="&lt;formatLang(line.price_unit, digits=2) or ''&gt;">Price unit</text:text-input></text:p>
          </table:table-cell>
          <table:table-cell table:style-name="Table3.A7" office:value-type="string">
            <text:p text:style-name="P115"><text:text-input text:description="&lt;formatLang(line.price_unit*line.quantity,digits=2) or ''&gt;">price_unit</text:text-input></text:p>
          </table:table-cell>
          <table:table-cell table:style-name="Table3.A7" office:value-type="string">
            <text:p text:style-name="P33"><text:text-input text:description="&lt;formatLang(line.discount, digits=3) or ''&gt;">disc</text:text-input></text:p>
          </table:table-cell>
          <table:table-cell table:style-name="Table3.A7" office:value-type="string">
            <text:p text:style-name="P35"><text:text-input text:description="&lt;formatLang(line.amount,digits=2) or ''&gt;">amount</text:text-input></text:p>
          </table:table-cell>
        </table:table-row>
        <table:table-row>
          <table:table-cell table:style-name="Table3.B2" table:number-columns-spanned="7" office:value-type="string">
            <text:p text:style-name="P4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4"><text:text-input text:description="&lt;_(&quot;SUBTOTAL&quot;)&gt;">SUBTOTAL</text:text-input>:</text:p>
            <text:p text:style-name="P91"><text:span text:style-name="T1"><text:text-input text:description="&lt;_(&quot;VAT&quot;)&gt;">VAT</text:text-input></text:span>:</text:p>
            <text:p text:style-name="P94"><text:span text:style-name="T25"><text:text-input text:description="&lt;_(&quot;TOTAL&quot;)&gt;">TOTAL</text:text-input></text:span><text:span text:style-name="T25">:</text:span></text:p>
          </table:table-cell>
          <table:table-cell table:style-name="Table6.A1" office:value-type="string">
            <text:p text:style-name="P91"><text:text-input text:description="&lt;formatLang(o.amount_untaxed, digits=2) or ''&gt;">untaxed</text:text-input><text:s/><text:span text:style-name="T15"><text:text-input text:description="&lt;objects.currency_id.name or ''&gt;">curr</text:text-input></text:span></text:p>
            <text:p text:style-name="P91"><text:text-input text:description="&lt;formatLang(o.amount_tax, digits=2) or ''&gt;">tax</text:text-input><text:s/><text:span text:style-name="T15"><text:text-input text:description="&lt;objects.currency_id.name or ''&gt;">curr</text:text-input></text:span></text:p>
            <text:p text:style-name="P91"><text:text-input text:description="&lt;formatLang(o.amount_total, digits=2) or ''&gt;">Total</text:text-input><text:s/><text:span text:style-name="T15"><text:text-input text:description="&lt;objects.currency_id.name or ''&gt;">curr</text:text-input></text:span></text:p>
          </table:table-cell>
        </table:table-row>
      </table:table>
      <text:p text:style-name="P132"><text:text-input text:description="&lt;/if&gt;">end_if</text:text-input></text:p>
      <text:p text:style-name="P132"/>
      <text:p text:style-name="P80"><text:text-input text:description="&lt;if test=&quot;company.partner_id.country_id.code in ['BA']&quot; &gt;">if no PDV in items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G"/>
        <table:table-column table:style-name="Table1.H"/>
        <table:table-row>
          <table:table-cell table:style-name="Table1.A1" office:value-type="string">
            <text:p text:style-name="P11"><text:text-input text:description="&lt;_(&quot;Item&quot;)&gt;">Item</text:text-input></text:p>
          </table:table-cell>
          <table:table-cell table:style-name="Table1.B1" office:value-type="string">
            <text:p text:style-name="P9"><text:text-input text:description="&lt;_(&quot;Product&quot;)&gt;">Product</text:text-input></text:p>
          </table:table-cell>
          <table:table-cell table:style-name="Table1.B1" office:value-type="string">
            <text:p text:style-name="P11"><text:text-input text:description="&lt;_(&quot;Qty&quot;)&gt;">Qty</text:text-input></text:p>
          </table:table-cell>
          <table:table-cell table:style-name="Table1.B1" office:value-type="string">
            <text:p text:style-name="P13"><text:text-input text:description="&lt;_(&quot;Unit price&quot;)&gt;">Unit price</text:text-input></text:p>
          </table:table-cell>
          <table:table-cell table:style-name="Table1.B1" office:value-type="string">
            <text:p text:style-name="P25"><text:text-input text:description="&lt;_(&quot;Total&quot;)&gt;">Total</text:text-input></text:p>
          </table:table-cell>
          <table:table-cell table:style-name="Table1.B1" office:value-type="string">
            <text:p text:style-name="P11"><text:text-input text:description="&lt;_(&quot;Disc.&quot;)&gt;">Disc.</text:text-input></text:p>
          </table:table-cell>
          <table:table-cell table:style-name="Table1.B1" office:value-type="string">
            <text:p text:style-name="P13"><text:text-input text:description="&lt;_(&quot;Total w disc.&quot;)&gt;">Total w disc.</text:text-input></text:p>
          </table:table-cell>
          <table:table-cell table:style-name="Table1.H1" office:value-type="string">
            <text:p text:style-name="P131"><text:span text:style-name="T23"><text:text-input text:description="&lt;_(&quot;Tax amount&quot;)&gt;">Tax amount</text:text-input></text:span><text:text-input text:description="_(&quot;Tax amount&quot;)"/><text:text-input text:description="_(&quot;Tax amount&quot;)"/>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21"/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8"><text:text-input text:description="&lt;objects.currency_id.name or ''&gt;">curr</text:text-input></text:p>
          </table:table-cell>
          <table:table-cell table:style-name="Table1.B2" office:value-type="string">
            <text:p text:style-name="P27"><text:text-input text:description="&lt;objects.currency_id.name or ''&gt;">curr</text:text-input></text:p>
          </table:table-cell>
          <table:table-cell table:style-name="Table1.B2" office:value-type="string">
            <text:p text:style-name="P20">%</text:p>
          </table:table-cell>
          <table:table-cell table:style-name="Table1.B2" office:value-type="string">
            <text:p text:style-name="P18"><text:text-input text:description="&lt;objects.currency_id.name or ''&gt;">curr</text:text-input></text:p>
          </table:table-cell>
          <table:table-cell table:style-name="Table1.H2" office:value-type="string">
            <text:p text:style-name="P18"><text:text-input text:description="&lt;objects.currency_id.name or ''&gt;">curr</text:text-input></text:p>
          </table:table-cell>
        </table:table-row>
        <table:table-row>
          <table:table-cell table:style-name="Table1.A3" table:number-columns-spanned="8" office:value-type="string">
            <text:p text:style-name="P48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8" office:value-type="string">
            <text:p text:style-name="P3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8" office:value-type="string">
            <text:p text:style-name="P4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" table:number-columns-spanned="8" office:value-type="string">
            <text:p text:style-name="P42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109"><text:text-input text:description="&lt;str(o.invoice_line._ids.index(line.id)+1)&gt;">rbr</text:text-input>.</text:p>
          </table:table-cell>
          <table:table-cell table:style-name="Table1.A7" office:value-type="string">
            <text:p text:style-name="P119"><text:text-input text:description="&lt;if test=&quot;line.product_id.description&quot;&gt;">test_description</text:text-input></text:p>
            <text:p text:style-name="P111"><text:text-input text:description="&lt;line.product_id.description or ''&gt;">Product Name</text:text-input><text:span text:style-name="T33"><text:text-input text:description=""/></text:span></text:p>
            <text:p text:style-name="P123"><text:text-input text:description="&lt;/if&gt;">end_test</text:text-input></text:p>
            <text:p text:style-name="P122"><text:text-input text:description="&lt;if test=&quot;line.name&quot;&gt;">test_name</text:text-input></text:p>
            <text:p text:style-name="P113"><text:text-input text:description="&lt;line.name or ''&gt;">line_description</text:text-input></text:p>
            <text:p text:style-name="P123"><text:text-input text:description="&lt;/if&gt;">end_test</text:text-input></text:p>
          </table:table-cell>
          <table:table-cell table:style-name="Table1.A7" office:value-type="string">
            <text:p text:style-name="P125"><text:text-input text:description="&lt;formatLang(line.quantity, digits=2) or ''&gt;">qty</text:text-input><text:s/><text:text-input text:description="&lt;line.uom_id.name or ''&gt;">uom</text:text-input></text:p>
          </table:table-cell>
          <table:table-cell table:style-name="Table1.A7" office:value-type="string">
            <text:p text:style-name="P116"><text:text-input text:description="&lt;formatLang(line.price_unit, digits=2) or ''&gt;">Price unit</text:text-input></text:p>
          </table:table-cell>
          <table:table-cell table:style-name="Table1.A7" office:value-type="string">
            <text:p text:style-name="P116"><text:text-input text:description="&lt;formatLang(line.price_unit*line.quantity,digits=2) or ''&gt;">price_unit</text:text-input></text:p>
          </table:table-cell>
          <table:table-cell table:style-name="Table1.A7" office:value-type="string">
            <text:p text:style-name="P34"><text:text-input text:description="&lt;formatLang(line.discount, digits=3) or ''&gt;">disc</text:text-input></text:p>
          </table:table-cell>
          <table:table-cell table:style-name="Table1.A7" office:value-type="string">
            <text:p text:style-name="P36"><text:text-input text:description="&lt;formatLang(line.amount,digits=2) or ''&gt;">amount</text:text-input></text:p>
          </table:table-cell>
          <table:table-cell table:style-name="Table1.A7" office:value-type="string">
            <text:p text:style-name="P117"><text:text-input text:description="&lt;formatLang(line.amount_tax,digits=2) or ''&gt;">tax</text:text-input></text:p>
          </table:table-cell>
        </table:table-row>
        <table:table-row>
          <table:table-cell table:style-name="Table1.B2" table:number-columns-spanned="8" office:value-type="string">
            <text:p text:style-name="P4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95"><text:text-input text:description="&lt;_(&quot;SUBTOTAL&quot;)&gt;">SUBTOTAL</text:text-input>:</text:p>
            <text:p text:style-name="P92"><text:span text:style-name="T1"><text:text-input text:description="&lt;_(&quot;VAT&quot;)&gt;">VAT</text:text-input></text:span>:</text:p>
            <text:p text:style-name="P95"><text:span text:style-name="T25"><text:text-input text:description="&lt;_(&quot;TOTAL&quot;)&gt;">TOTAL</text:text-input></text:span><text:span text:style-name="T25">:</text:span></text:p>
          </table:table-cell>
          <table:table-cell table:style-name="Table12.A1" office:value-type="string">
            <text:p text:style-name="P92"><text:text-input text:description="&lt;formatLang(o.amount_untaxed, digits=2) or ''&gt;">untaxed</text:text-input><text:s/><text:span text:style-name="T15"><text:text-input text:description="&lt;objects.currency_id.name or ''&gt;">curr</text:text-input></text:span></text:p>
            <text:p text:style-name="P92"><text:text-input text:description="&lt;formatLang(o.amount_tax, digits=2) or ''&gt;">tax</text:text-input><text:s/><text:span text:style-name="T15"><text:text-input text:description="&lt;objects.currency_id.name or ''&gt;">curr</text:text-input></text:span></text:p>
            <text:p text:style-name="P92"><text:text-input text:description="&lt;formatLang(o.amount_total, digits=2) or ''&gt;">Total</text:text-input><text:s/><text:span text:style-name="T15"><text:text-input text:description="&lt;objects.currency_id.name or ''&gt;">curr</text:text-input></text:span></text:p>
          </table:table-cell>
        </table:table-row>
      </table:table>
      <text:p text:style-name="P133"><text:text-input text:description="&lt;/if&gt;">end_if</text:text-input></text:p>
      <text:p text:style-name="P132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table:number-columns-spanned="3" office:value-type="string">
            <text:p text:style-name="P105"><text:text-input text:description="&lt;if test=&quot;o.advance_invoice_ids&quot;&gt;">if advance</text:text-input>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49"><text:span text:style-name="T37"><text:text-input text:description="&lt;_(&quot;Storno advance payment total&quot;)&gt;">Storno Advance Payment</text:text-input></text:span><text:s/><text:span text:style-name="T38"><text:text-input text:description="&lt;o.advance_invoices or ''&gt;">advance_invoices</text:text-input></text:span>:</text:p>
            <text:p text:style-name="P51"><text:soft-page-break/><text:text-input text:description="&lt;_(&quot;Storno advance payment untaxed&quot;)&gt;">Advance untax</text:text-input>:</text:p>
            <text:p text:style-name="P51"><text:text-input text:description="&lt;_(&quot;Advance Payment Tax&quot;)&gt;">Advance Tax</text:text-input>:</text:p>
            <text:p text:style-name="P51"><text:text-input text:description="&lt;_(&quot;Tax difference&quot;)&gt;">Tax difference</text:text-input>:</text:p>
            <text:p text:style-name="P51"><text:text-input text:description="&lt;_(&quot;Difference to pay&quot;)&gt;">Difference to pay</text:text-input>:</text:p>
          </table:table-cell>
          <table:table-cell table:style-name="Table11.A2" office:value-type="string">
            <text:p text:style-name="P50"><text:text-input text:description="&lt;formatLang(-o.advance_amount_total,monetary=True) or ''&gt;">storno_advance_total</text:text-input><text:s/><text:text-input text:description="&lt;objects.currency_id.name or ''&gt;">curr</text:text-input></text:p>
            <text:p text:style-name="P50"><text:soft-page-break/><text:text-input text:description="&lt;formatLang(-o.advance_amount_untaxed,monetary=True) or ''&gt;">advance_untaxed</text:text-input><text:s/><text:text-input text:description="&lt;objects.currency_id.name or ''&gt;">curr</text:text-input></text:p>
            <text:p text:style-name="P50"><text:text-input text:description="&lt;formatLang(-o.advance_amount_tax,monetary=True) or ''&gt;">advance_tax</text:text-input><text:s/><text:text-input text:description="&lt;objects.currency_id.name or ''&gt;">curr</text:text-input></text:p>
            <text:p text:style-name="P50"><text:text-input text:description="&lt;formatLang(o.amount_tax-o.advance_amount_tax, monetary=True) or ''&gt;">tax_difference</text:text-input><text:s/><text:text-input text:description="&lt;objects.currency_id.name or ''&gt;">curr</text:text-input></text:p>
            <text:p text:style-name="P50"><text:text-input text:description="&lt;formatLang(o.amount_total-o.advance_amount_total,monetary=True) or ''&gt;">diff_to_pay</text:text-input><text:s/><text:text-input text:description="&lt;objects.currency_id.name or ''&gt;">curr</text:text-input></text:p>
          </table:table-cell>
          <table:table-cell table:style-name="Table11.A2" office:value-type="string">
            <text:p text:style-name="P50"/>
          </table:table-cell>
        </table:table-row>
        <table:table-row>
          <table:table-cell table:style-name="Table11.A1" table:number-columns-spanned="3" office:value-type="string">
            <text:p text:style-name="P135"><text:text-input text:description="&lt;/if&gt;">end if advance</text:text-input></text:p>
          </table:table-cell>
          <table:covered-table-cell/>
          <table:covered-table-cell/>
        </table:table-row>
      </table:table>
      <text:p text:style-name="P129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2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98"><text:text-input text:description="&lt;_(&quot;Taxes&quot;)&gt;">_Taxes</text:text-input></text:p>
          </table:table-cell>
          <table:table-cell table:style-name="Table7.A2" office:value-type="string">
            <text:p text:style-name="P99"><text:text-input text:description="&lt;_(&quot;Base amount&quot;)&gt;">_Base amount</text:text-input></text:p>
          </table:table-cell>
          <table:table-cell table:style-name="Table7.A2" office:value-type="string">
            <text:p text:style-name="P99"><text:text-input text:description="&lt;_(&quot;Tax Amount&quot;)&gt;">_Tax Amount</text:text-input></text:p>
          </table:table-cell>
          <table:table-cell table:style-name="Table7.A1" office:value-type="string">
            <text:p text:style-name="P102"/>
          </table:table-cell>
          <table:table-cell table:style-name="Table7.A1" office:value-type="string">
            <text:p text:style-name="P107"/>
          </table:table-cell>
        </table:table-row>
        <table:table-row table:style-name="Table7.1">
          <table:table-cell table:style-name="Table7.A1" table:number-columns-spanned="3" office:value-type="string">
            <text:p text:style-name="P100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103"/>
          </table:table-cell>
          <table:table-cell table:style-name="Table7.A1" office:value-type="string">
            <text:p text:style-name="P106"/>
          </table:table-cell>
        </table:table-row>
        <table:table-row table:style-name="Table7.1">
          <table:table-cell table:style-name="Table7.A1" office:value-type="string">
            <text:p text:style-name="P100"><text:text-input text:description="&lt;line.name or ''&gt;">name</text:text-input></text:p>
          </table:table-cell>
          <table:table-cell table:style-name="Table7.A1" office:value-type="string">
            <text:p text:style-name="P101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101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104"/>
          </table:table-cell>
          <table:table-cell table:style-name="Table7.A1" office:value-type="string">
            <text:p text:style-name="P103"/>
          </table:table-cell>
        </table:table-row>
        <table:table-row table:style-name="Table7.1">
          <table:table-cell table:style-name="Table7.A1" table:number-columns-spanned="3" office:value-type="string">
            <text:p text:style-name="P100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103"/>
          </table:table-cell>
          <table:table-cell table:style-name="Table7.A1" office:value-type="string">
            <text:p text:style-name="P103"/>
          </table:table-cell>
        </table:table-row>
        <table:table-row table:style-name="Table7.1">
          <table:table-cell table:style-name="Table7.A1" table:number-columns-spanned="5" office:value-type="string">
            <text:p text:style-name="P72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7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5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87"><text:text-input text:description="&lt;warranty.description or ''&gt;">warranty</text:text-input></text:p>
          </table:table-cell>
        </table:table-row>
        <table:table-row table:style-name="Table4.3">
          <table:table-cell table:style-name="Table4.A1" office:value-type="string">
            <text:p text:style-name="P85"><text:text-input text:description="&lt;/for&gt;">End For line</text:text-input>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86"><text:text-input text:description="&lt;for each=&quot;warranty in o.warranty_period_data_sale_ids&quot;&gt;">For line</text:text-input></text:p>
          </table:table-cell>
        </table:table-row>
        <table:table-row table:style-name="Table10.1">
          <table:table-cell table:style-name="Table10.A1" office:value-type="string">
            <text:p text:style-name="P88"><text:text-input text:description="&lt;warranty.description or ''&gt;">warranty</text:text-input></text:p>
          </table:table-cell>
        </table:table-row>
        <table:table-row table:style-name="Table10.1">
          <table:table-cell table:style-name="Table10.A1" office:value-type="string">
            <text:p text:style-name="P86"><text:text-input text:description="&lt;/for&gt;">End For line</text:text-input></text:p>
          </table:table-cell>
        </table:table-row>
      </table:table>
      <text:p text:style-name="P130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0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89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71"><text:text-input text:description="&lt;/if&gt;">endtest</text:text-input></text:p>
          </table:table-cell>
        </table:table-row>
      </table:table>
      <text:p text:style-name="P6"><text:s/></text:p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7"><text:span text:style-name="T6"><text:text-input text:description="&lt;_(&quot;Internal document number&quot;)&gt;">Internal document number</text:text-input></text:span><text:span text:style-name="T4">: </text:span><text:span text:style-name="T3"><text:text-input text:description="&lt; o.internal_invoice_number or ''&gt;">internal_invoice_number</text:text-input></text:span>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54"><text:text-input text:description="&lt;setLang(o.company_id.partner_id.lang or 'en_US')&gt;"/></text:p>
          </table:table-cell>
          <table:table-cell table:style-name="Table8.A1" office:value-type="string">
            <text:p text:style-name="P73"/>
          </table:table-cell>
        </table:table-row>
        <table:table-row table:style-name="Table8.3">
          <table:table-cell table:style-name="Table8.A1" office:value-type="string">
            <text:p text:style-name="P96"><text:text-input text:description="&lt;if test=&quot;o.partner_bank_id&quot;&gt;">if bank_account</text:text-input></text:p>
            <text:p text:style-name="P37"><text:text-input text:description="&lt;_(&quot;Payment on bank account&quot;)&gt;">Payment on bank account</text:text-input>:</text:p>
            <text:p text:style-name="P93"><text:text-input text:description="&lt;o.partner_bank_id.acc_number or ''&gt;">bank_acc_number</text:text-input></text:p>
            <text:p text:style-name="P93"><text:text-input text:description="&lt;o.partner_bank_id.bank.name or ''&gt;">bank_name</text:text-input></text:p>
            <text:p text:style-name="P32"><text:span text:style-name="T8"><text:text-input text:description="&lt;o.partner_bank_id.bank.street or ''&gt;">bank_street</text:text-input></text:span><text:span text:style-name="T8">, </text:span><text:span text:style-name="T8"><text:text-input text:description="&lt;o.partner_bank_id.bank.zip or ''&gt;">bank_zip</text:text-input></text:span><text:span text:style-name="T8"><text:s/></text:span><text:span text:style-name="T8"><text:text-input text:description="&lt;o.partner_bank_id.bank.city or ''&gt;">bank_city</text:text-input></text:span></text:p>
            <text:p text:style-name="P90"><text:span text:style-name="T8"><text:text-input text:description="&lt;_(&quot;SWIFT:&quot;)&gt;">_SWIFT</text:text-input></text:span><text:s/><text:span text:style-name="T8"><text:text-input text:description="&lt;o.partner_bank_id.bank.bic or ''&gt;">bank_bic</text:text-input></text:span></text:p>
            <text:p text:style-name="P97"><text:span text:style-name="T34"><text:text-input text:description="&lt;/if&gt;">end if</text:text-input></text:span><text:s/></text:p>
          </table:table-cell>
          <table:table-cell table:style-name="Table8.A1" office:value-type="string">
            <text:p text:style-name="P44"><text:text-input text:description="&lt;if test=&quot;o.end_user and (o.end_user!=o.partner_id)&quot;&gt;">if different end user</text:text-input></text:p>
            <text:p text:style-name="P39"><text:span text:style-name="T14"><text:text-input text:description="&lt; _('End user')&gt;">End user</text:text-input></text:span><text:span text:style-name="T14">:</text:span></text:p>
            <text:p text:style-name="P39"><text:text-input text:description="&lt;o.end_user.name or ''&gt;">EndUserName</text:text-input></text:p>
            <text:p text:style-name="P39"><text:text-input text:description="&lt;o.end_user.street or ''&gt;">End user street</text:text-input></text:p>
            <text:p text:style-name="P39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44"><text:text-input text:description="&lt;/if&gt;">end if</text:text-input></text:p>
          </table:table-cell>
        </table:table-row>
        <table:table-row table:style-name="Table8.3">
          <table:table-cell table:style-name="Table8.A4" table:number-columns-spanned="2" office:value-type="string">
            <text:p text:style-name="P5"/>
            <text:p text:style-name="P22"/>
          </table:table-cell>
          <table:covered-table-cell/>
        </table:table-row>
        <table:table-row table:style-name="Table8.3">
          <table:table-cell table:style-name="Table8.A5" office:value-type="string">
            <text:p text:style-name="P84"><text:span text:style-name="T7"><text:text-input text:description="&lt;_(&quot;Responsible person&quot;)&gt;">Responsible person</text:text-input></text:span><text:span text:style-name="T7">:</text:span></text:p>
            <text:p text:style-name="P127"><text:span text:style-name="T8"><text:text-input text:description="&lt;company.partner_id.user_id.title &gt;">title</text:text-input></text:span><text:s/>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134"><text:text-input text:description="&lt;company.partner_id.user_id.function or '' &gt;">function</text:text-input></text:p>
          </table:table-cell>
          <table:table-cell table:style-name="Table8.A5" office:value-type="string">
            <text:p text:style-name="P1"/>
            <text:p text:style-name="P128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4"><text:text-input text:description="&lt;company.invoice_issuer.name or ''&gt;">accountant</text:text-input></text:p>
            <text:p text:style-name="P23"/>
          </table:table-cell>
        </table:table-row>
      </table:table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20-03-24T15:09:17.629156063</dc:date>
    <meta:editing-duration>P1DT28M26S</meta:editing-duration>
    <meta:editing-cycles>286</meta:editing-cycles>
    <meta:generator>LibreOffice/6.1.4.2$Linux_X86_64 LibreOffice_project/10$Build-2</meta:generator>
    <meta:document-statistic meta:table-count="12" meta:image-count="0" meta:object-count="0" meta:page-count="2" meta:paragraph-count="159" meta:word-count="774" meta:character-count="2297" meta:non-whitespace-character-count="2127"/>
  </office:meta>
</office:document-meta>
</file>